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13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style:text-autospace="none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9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7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8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9" style:family="text"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20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2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3" style:family="text">
      <style:text-properties fo:color="#646464"/>
    </style:style>
    <style:style style:name="T24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6a3e3e" style:text-underline-style="solid" style:text-underline-width="auto" style:text-underline-color="font-color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76188" text:style-name="L1">
        <text:list-header>
          <text:p text:style-name="P22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19"><text:span text:style-name="T28">Ćwiczenie spring-core</text:span></text:p>
      <text:p text:style-name="P19"><text:span text:style-name="T28"/></text:p>
      <text:p text:style-name="P20">Poniższe ćwiczenia będziemy wykonywać w obrębie projektu spring-core. W razie problemów można się wspomagać projektem spring-core-solved który zawiera już gotowe rozwiązania</text:p>
      <text:p text:style-name="P5"/>
      <text:p text:style-name="P6"><text:span text:style-name="T25"/></text:p>
      <text:p text:style-name="P6">1.0: <text:span text:style-name="T25">Przeanalizować aktualne zależności maven'a</text:span></text:p>
      <text:p text:style-name="P6"><text:span text:style-name="T25"/></text:p>
      <text:p text:style-name="Standard"><text:span text:style-name="T28">1.1: </text:span><text:span text:style-name="T29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9">a w pakiecie </text:span><text:s/>pl.vavatech.auction.blc</text:p>
      <text:p text:style-name="Standard"/>
      <text:p text:style-name="P13">@Configuration //informacja dla springa, że to jest klasa konfiguracyjna</text:p>
      <text:p text:style-name="P8"><text:span text:style-name="T26">public</text:span><text:span text:style-name="T2"> </text:span><text:span text:style-name="T26">class</text:span><text:span text:style-name="T2"> BusinessConfig {</text:span></text:p>
      <text:p text:style-name="P8"><text:span text:style-name="T2"><text:tab/></text:span><text:span text:style-name="T23">@Bean</text:span></text:p>
      <text:p text:style-name="P10"><text:tab/>UserService userService() {</text:p>
      <text:p text:style-name="P8"><text:span text:style-name="T2"><text:tab/><text:tab/></text:span><text:span text:style-name="T26">return</text:span><text:span text:style-name="T2"> </text:span><text:span text:style-name="T26">new</text:span><text:span text:style-name="T2"> UserService();</text:span></text:p>
      <text:p text:style-name="P10"><text:tab/>}</text:p>
      <text:p text:style-name="P10">}</text:p>
      <text:p text:style-name="P10"/>
      <text:p text:style-name="P10"/>
      <text:p text:style-name="P10"/>
      <text:p text:style-name="P27">Konfigurację uruchamiamy za pomocą </text:p>
      <text:p text:style-name="P10"/>
      <text:p text:style-name="P8"><text:span text:style-name="T2">ApplicationContext </text:span><text:span text:style-name="T27">context</text:span><text:span text:style-name="T2"> = </text:span><text:span text:style-name="T26">new</text:span><text:span text:style-name="T2"> AnnotationConfigApplicationContext(</text:span></text:p>
      <text:p text:style-name="P8"><text:span text:style-name="T2"><text:tab/><text:tab/><text:tab/><text:tab/>BusinessConfig.</text:span><text:span text:style-name="T26">class</text:span><text:span text:style-name="T2">);</text:span></text:p>
      <text:p text:style-name="P27"/>
      <text:p text:style-name="P27">sprawdzić jakie metody udostępnia obiekt context i pobrać userService.</text:p>
      <text:p text:style-name="P10"/>
      <text:p text:style-name="P1"><text:span text:style-name="T28">1.2:</text:span> <text:span text:style-name="T29">Automatyczne wykrywanie komponentów</text:span></text:p>
      <text:p text:style-name="P11"/>
      <text:p text:style-name="P11"><text:span text:style-name="T1">Zadanie</text:span>: W pakiecie pl.vavatech.auction.blc.service należy utworzyć klasy AuctionServcie, OfferService a w pakiecie pl.vavatech.auction.blc.repo AuctionRepo, OfferRepo.</text:p>
      <text:p text:style-name="P11"/>
      <text:p text:style-name="P11">Klasy serwisów ozaczamy adnotacją @Service a klasy repozytoriów adnotacją @Repository</text:p>
      <text:p text:style-name="P11"/>
      <text:p text:style-name="P11">W klasie <text:s/><text:span text:style-name="T3">BusinessConfig dodajemy adnotacje </text:span><text:span text:style-name="T24">@ComponentScan</text:span><text:span text:style-name="T3">(</text:span><text:span text:style-name="T20">"pl.vavatech.auction.blc"</text:span><text:span text:style-name="T3">) która oznacza, zę spring ma szukać komponentów we wskazanym pakiecie.</text:span></text:p>
      <text:p text:style-name="P10"/>
      <text:p text:style-name="P10">sprawdzić za pomocą obiektu context czy spring wyszukał wszystkie komponenty.</text:p>
      <text:p text:style-name="P10"/>
      <text:p text:style-name="P1"><text:span text:style-name="T28">1.3: </text:span><text:span text:style-name="T29">Poznanie cyklu życia komponentów</text:span></text:p>
      <text:p text:style-name="P11"/>
      <text:p text:style-name="P11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28278626" text:style-name="L2">
        <text:list-item>
          <text:p text:style-name="P16">Entity find(Long id)</text:p>
        </text:list-item>
        <text:list-item>
          <text:p text:style-name="P16">List&lt;Entity&gt; findAll()</text:p>
        </text:list-item>
        <text:list-item>
          <text:p text:style-name="P16">void update(entity)</text:p>
        </text:list-item>
        <text:list-item>
          <text:p text:style-name="P16">Long insert(entity)</text:p>
        </text:list-item>
        <text:list-item>
          <text:p text:style-name="P16"><text:soft-page-break/>void delete(Long id)</text:p>
        </text:list-item>
      </text:list>
      <text:p text:style-name="P17"/>
      <text:p text:style-name="P17">Aktualna implementacja może opierać się o mapę w pamięci. Obiekty InMemory są implementacjami interfejsów AuctionRepo oraz OfferRepo</text:p>
      <text:p text:style-name="P7"/>
      <text:p text:style-name="P7">Za pomocą metod cyklu życia podczas inicjalizacji komponentów InMemory dodać dwie aukcje.</text:p>
      <text:p text:style-name="P7"/>
      <text:p text:style-name="P1"><text:span text:style-name="T28">1.4:</text:span> <text:span text:style-name="T29">Stworzenie procesora beanów</text:span></text:p>
      <text:p text:style-name="P11"/>
      <text:p text:style-name="P11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0"/>
      <text:p text:style-name="P1"><text:span text:style-name="T28">1.5:</text:span> <text:span text:style-name="T29">Skorzystanie z plików konfiguracyjnych</text:span></text:p>
      <text:p text:style-name="P11"/>
      <text:p text:style-name="P11"><text:span text:style-name="T4">Zadanie</text:span><text:span text:style-name="T3">: W resources tworzymy plik application.properties a w nim klucz maxShippingPrice=</text:span><text:span text:style-name="T20">1000</text:span><text:span text:style-name="T3">. Wartość klucza należy pobrać w serwisie AuctionService za pomocą adnotacji @Value. Aby plik został wczytany należy skorzystać </text:span><text:span text:style-name="T24">@PropertySource</text:span><text:span text:style-name="T3">(value = { </text:span><text:span text:style-name="T20">"classpath:application.properties"</text:span><text:span text:style-name="T3"> }) w klasie konfiguracji oraz zdefiniować </text:span></text:p>
      <text:p text:style-name="P12"><text:span text:style-name="T2"><text:tab/></text:span>@Bean</text:p>
      <text:p text:style-name="P9"><text:span text:style-name="T2"><text:tab/></text:span><text:span text:style-name="T26">public</text:span><text:span text:style-name="T2"> </text:span><text:span text:style-name="T26">static</text:span><text:span text:style-name="T2"> PropertySourcesPlaceholderConfigurer </text:span><text:span text:style-name="T10">propertySourcesPlaceholderConfigurer</text:span><text:span text:style-name="T2">() {</text:span></text:p>
      <text:p text:style-name="P9"><text:span text:style-name="T2"><text:tab/><text:tab/></text:span><text:span text:style-name="T26">return</text:span><text:span text:style-name="T2"> </text:span><text:span text:style-name="T26">new</text:span><text:span text:style-name="T2"> PropertySourcesPlaceholderConfigurer();</text:span></text:p>
      <text:p text:style-name="P25"><text:tab/>}</text:p>
      <text:p text:style-name="P10"/>
      <text:p text:style-name="P1"><text:span text:style-name="T28">1.6: </text:span><text:span text:style-name="T29">Wstrzykiwanie zależności</text:span></text:p>
      <text:p text:style-name="P11"/>
      <text:p text:style-name="P11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1"><text:span text:style-name="T3"/></text:p>
      <text:p text:style-name="P29"><text:span text:style-name="T14">1.7:</text:span><text:span text:style-name="T16"> </text:span><text:span text:style-name="T17">Skorzystanie ze wstrzykniętego obiektu</text:span></text:p>
      <text:p text:style-name="P29"><text:span text:style-name="T17"/></text:p>
      <text:p text:style-name="P11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5545050" text:continue-numbering="true" text:style-name="L2">
        <text:list-item>
          <text:p text:style-name="P16">Entity find(Long id)</text:p>
        </text:list-item>
        <text:list-item>
          <text:p text:style-name="P16">List&lt;Entity&gt; findAll()</text:p>
        </text:list-item>
        <text:list-item>
          <text:p text:style-name="P16">void update(entity)</text:p>
        </text:list-item>
        <text:list-item>
          <text:p text:style-name="P16">Long insert(entity)</text:p>
        </text:list-item>
        <text:list-item>
          <text:p text:style-name="P16">void delete(Long id)</text:p>
          <text:p text:style-name="P24"><text:span text:style-name="T3"/></text:p>
        </text:list-item>
      </text:list>
      <text:p text:style-name="P11"><text:span text:style-name="T3"/></text:p>
      <text:p text:style-name="P1"><text:span text:style-name="T28">1.8: </text:span><text:span text:style-name="T30">Backdoor za pomocą SpringEL</text:span></text:p>
      <text:p text:style-name="P11"/>
      <text:p text:style-name="P29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29"><text:span text:style-name="T3"/></text:p>
      <text:p text:style-name="P29"><text:span text:style-name="T3"/></text:p>
      <text:p text:style-name="P10"><text:span text:style-name="T17"/></text:p>
      <text:list xml:id="list35540616" text:continue-numbering="true" text:style-name="L2">
        <text:list-header>
          <text:p text:style-name="P24"/>
        </text:list-header>
      </text:list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9"><text:soft-page-break/><text:span text:style-name="T28">Ćwiczenie spring-mvc</text:span></text:p>
      <text:p text:style-name="P19"><text:span text:style-name="T28"/></text:p>
      <text:p text:style-name="P30"><text:span text:style-name="T3">Poniższe ćwiczenia będziemy wykonywać w obrębie projektu spring-mvc. W razie problemów można się wspomagać projektem spring-mvc-solved który zawiera już gotowe rozwiązania</text:span></text:p>
      <text:p text:style-name="P10"/>
      <text:p text:style-name="P10"/>
      <text:p text:style-name="P26">1.0: <text:span text:style-name="T25">Przeanalizować aktualne zależności maven'a</text:span></text:p>
      <text:p text:style-name="P26"><text:span text:style-name="T25"/></text:p>
      <text:p text:style-name="P11"><text:span text:style-name="T15">1.1:</text:span><text:span text:style-name="T18"> </text:span><text:span text:style-name="T8">Przeanalizować konfigurację Spring MVC w oparciu o javaConfig klasy </text:span><text:span text:style-name="T12">AppInitializer</text:span><text:span text:style-name="T8"> oraz </text:span><text:span text:style-name="T6">AppConfig. Dodać projekt do tomcata</text:span></text:p>
      <text:p text:style-name="P29"><text:span text:style-name="T17"/></text:p>
      <text:p text:style-name="P1"><text:span text:style-name="T28">1.2: </text:span><text:span text:style-name="T30">Dodanie pierwszego kontrolera</text:span></text:p>
      <text:p text:style-name="P11"/>
      <text:p text:style-name="P11"><text:span text:style-name="T5">Zadanie</text:span><text:span text:style-name="T6">: W pakiecie pl.vavatech.auction.www.controller stworzyć kontroler</text:span><text:span text:style-name="T6"> </text:span><text:span text:style-name="T12">HelloWorldController</text:span><text:span text:style-name="T6"> który pokaże przygotowany widok helloWorld.jsp z atrybutem message</text:span></text:p>
      <text:p text:style-name="P11"><text:span text:style-name="T6"/></text:p>
      <text:p text:style-name="P1"><text:span text:style-name="T28">1.3: </text:span><text:span text:style-name="T30">Odczytanie parametrów ze ścieżki oraz rządania</text:span></text:p>
      <text:p text:style-name="P11"/>
      <text:p text:style-name="P11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1"><text:span text:style-name="T6">Otrzymane wartości wyświetlić w helloWorld.jsp. Dodatkowo w kontrolerze odebrać parametry żądania ?page=1&amp;pageSize=20 i również wyświetlić na stronie.</text:span></text:p>
      <text:p text:style-name="P29"><text:span text:style-name="T19"/></text:p>
      <text:p text:style-name="P29"><text:span text:style-name="T19"/></text:p>
      <text:p text:style-name="P1"><text:span text:style-name="T28">1.3: </text:span><text:span text:style-name="T30">Odczytanie danych formularza przesłanych przez Postman</text:span></text:p>
      <text:p text:style-name="P11"/>
      <text:p text:style-name="P11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1"><text:span text:style-name="T6"/></text:p>
      <text:p text:style-name="P1"><text:span text:style-name="T28">1.3: </text:span><text:span text:style-name="T30">Validacja otrzymanych danych</text:span></text:p>
      <text:p text:style-name="P11"/>
      <text:p text:style-name="P11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1"><text:span text:style-name="T6"/></text:p>
      <text:p text:style-name="P11"><text:span text:style-name="T6">Dodać parametr metody BindingResult który zawiera błędy walidacyjne. Jeżeli obiekt BindingResult będzie zawierał błędy to wyrzucić wyjątek np. IllegalArgumentException</text:span></text:p>
      <text:p text:style-name="P11"><text:span text:style-name="T6"/></text:p>
      <text:p text:style-name="P1"><text:span text:style-name="T28">1.4: </text:span><text:span text:style-name="T30">Interceptor logujący czas obsługi żadania</text:span></text:p>
      <text:p text:style-name="P11"/>
      <text:p text:style-name="P11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1"><text:span text:style-name="T6"/></text:p>
      <text:p text:style-name="P11"><text:span text:style-name="T6">Interfeptor zarejestrować w AppConfig</text:span></text:p>
      <text:p text:style-name="P11"><text:span text:style-name="T6"/></text:p>
      <text:p text:style-name="P1"><text:span text:style-name="T28">1.5: </text:span><text:span text:style-name="T30">Obsługa błędów</text:span></text:p>
      <text:p text:style-name="P11"/>
      <text:p text:style-name="P11"><text:span text:style-name="T5">Zadanie</text:span><text:span text:style-name="T6">: </text:span><text:span text:style-name="T6">W kontrolerze HelloWorld dodać obsługę wyjątków za pomocą @ExceptionHandlera</text:span></text:p>
      <text:p text:style-name="P11"><text:span text:style-name="T6">która przekieruje na stronę 'cmm/error'</text:span></text:p>
      <text:p text:style-name="P11"><text:span text:style-name="T6"/></text:p>
      <text:p text:style-name="P1"><text:soft-page-break/><text:span text:style-name="T28">1.6:</text:span><text:span text:style-name="T30"> Globalna obsługa błędów</text:span></text:p>
      <text:p text:style-name="P11"/>
      <text:p text:style-name="P11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1"><text:span text:style-name="T6"/></text:p>
      <text:p text:style-name="P1"><text:span text:style-name="T28">1.7:</text:span><text:span text:style-name="T30"> Pokazanie wszystkich aukcji w systemie</text:span></text:p>
      <text:p text:style-name="P11"/>
      <text:p text:style-name="P11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1"><text:span text:style-name="T6"/></text:p>
      <text:p text:style-name="P11"><text:span text:style-name="T6">W pliku auciton/list.jsp należy dodać kolumnę „Tytuł”</text:span></text:p>
      <text:p text:style-name="P11"><text:span text:style-name="T6"/></text:p>
      <text:p text:style-name="P1"><text:span text:style-name="T28">1.8:</text:span><text:span text:style-name="T30"> Pokazanie szczegółów wybranej aukcji</text:span></text:p>
      <text:p text:style-name="P11"/>
      <text:p text:style-name="P11"><text:span text:style-name="T5">Zadanie</text:span><text:span text:style-name="T6">: </text:span><text:span text:style-name="T6">W AuctionController dodać obsługę /auctions/</text:span><text:span text:style-name="T21">idAukcji/show gdzie kontroler pobierze szczegóły wybranej aukcji i pokaż widok auction/show</text:span></text:p>
      <text:p text:style-name="P11"><text:span text:style-name="T6"/></text:p>
      <text:p text:style-name="P11"><text:span text:style-name="T6">W pliku auciton/show.jsp należy pokazać wszystkie dostępne kolumny.</text:span></text:p>
      <text:p text:style-name="P11"><text:span text:style-name="T6"/></text:p>
      <text:p text:style-name="P11"><text:span text:style-name="T6">Dodać obsługę przejścia do szczegółów aukcji z poziomu list aukcji</text:span></text:p>
      <text:p text:style-name="P15"><text:span text:style-name="T6"/></text:p>
      <text:p text:style-name="P15"><text:span text:style-name="T6"/></text:p>
      <text:p text:style-name="P1"><text:span text:style-name="T28">1.9:</text:span><text:span text:style-name="T30"> Obsługa edycji</text:span></text:p>
      <text:p text:style-name="P11"/>
      <text:p text:style-name="P11"><text:span text:style-name="T5">Zadanie</text:span><text:span text:style-name="T6">: </text:span><text:span text:style-name="T6">W AuctionController </text:span><text:span text:style-name="T21">znajduje się obsługa auctions/id/</text:span><text:span text:style-name="T6">edit</text:span><text:span text:style-name="T21"> oraz auctions/save</text:span><text:span text:style-name="T6">. Przeanalizować zasadę działania obsługi formularza</text:span></text:p>
      <text:p text:style-name="P11"><text:span text:style-name="T6"/></text:p>
      <text:p text:style-name="P11"><text:span text:style-name="T6"/></text:p>
      <text:p text:style-name="P15"><text:span text:style-name="T6"/></text:p>
      <text:p text:style-name="P1"><text:span text:style-name="T28">1.10:</text:span><text:span text:style-name="T30"> Obsługa usuwania</text:span></text:p>
      <text:p text:style-name="P11"/>
      <text:p text:style-name="P11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1"><text:span text:style-name="T6"/></text:p>
      <text:p text:style-name="P1"><text:span text:style-name="T28">1.11:</text:span><text:span text:style-name="T30"> Walidator dla aukcji</text:span></text:p>
      <text:p text:style-name="P11"/>
      <text:p text:style-name="P11"><text:span text:style-name="T5">Zadanie</text:span><text:span text:style-name="T6">: </text:span><text:span text:style-name="T6">Napisać i wykorzystać walidator dla aukcji który sprawdzi czy data ważności aukcji nie jest przeszła.</text:span></text:p>
      <text:p text:style-name="P11"><text:span text:style-name="T6"/></text:p>
      <text:p text:style-name="P1"><text:span text:style-name="T28">1.11:</text:span><text:span text:style-name="T30"> Formater </text:span></text:p>
      <text:p text:style-name="P11"/>
      <text:p text:style-name="P11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2">shippingPrice</text:span></text:p>
      <text:p text:style-name="P11"><text:span text:style-name="T6"/></text:p>
      <text:p text:style-name="P1"><text:span text:style-name="T28">1.12:</text:span><text:span text:style-name="T30"> Kontrolery REST </text:span></text:p>
      <text:p text:style-name="P11"/>
      <text:p text:style-name="P11"><text:span text:style-name="T5">Zadanie</text:span><text:span text:style-name="T6">: Stworzyć kontroler AuctionRestController (@RestController) który umożliwia operacje CRUD. </text:span></text:p>
      <text:p text:style-name="P11"><text:span text:style-name="T6"/></text:p>
      <text:p text:style-name="P11"><text:span text:style-name="T6">Należy rozpocząć od operacji findAll i sprawdzić jak wygląda list aukcji w postaci JSON.</text:span></text:p>
      <text:p text:style-name="P11"><text:span text:style-name="T6"/></text:p>
      <text:p text:style-name="P11"><text:span text:style-name="T6"/></text:p>
      <text:p text:style-name="P11"><text:soft-page-break/><text:span text:style-name="T6"/></text:p>
      <text:p text:style-name="P1"><text:span text:style-name="T28">1.13:</text:span><text:span text:style-name="T30"> Kontrolery REST – obsługa błędów</text:span></text:p>
      <text:p text:style-name="P11"/>
      <text:p text:style-name="P11"><text:span text:style-name="T5">Zadanie</text:span><text:span text:style-name="T6">: Obsłużyć standardowe błędy walidacji w JSON skorzystać z adnotacji @Valid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"><text:span text:style-name="T28">1.14:</text:span><text:span text:style-name="T30"> Kontrolery REST – struktury danych</text:span></text:p>
      <text:p text:style-name="P11"/>
      <text:p text:style-name="P11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1"><text:span text:style-name="T6"/></text:p>
      <text:p text:style-name="P11"><text:span text:style-name="T6">Dodać regułę walidacyjną która stwierdzi czy proponowana oferta nie jest niższa od aktualnej.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9"><text:span text:style-name="T28">Ćwiczenie spring-aop</text:span></text:p>
      <text:p text:style-name="P19"><text:span text:style-name="T28"/></text:p>
      <text:p text:style-name="P30"><text:span text:style-name="T7">Poniższe ćwiczenia będziemy wykonywać w obrębie projektu spring-aop. W razie problemów można się wspomagać projektem spring-aop-solved który zawiera już gotowe rozwiązan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3T15:36:22.80</dc:date>
    <meta:editing-duration>PT8H15M4S</meta:editing-duration>
    <meta:editing-cycles>28</meta:editing-cycles>
    <meta:generator>OpenOffice.org/3.3$Win32 OpenOffice.org_project/330m20$Build-9567</meta:generator>
    <meta:document-statistic meta:table-count="0" meta:image-count="0" meta:object-count="0" meta:page-count="6" meta:paragraph-count="101" meta:word-count="919" meta:character-count="7825"/>
  </office:meta>
</office:document-meta>
</file>